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7a99c" style:font-style-asian="italic" style:font-style-complex="italic"/>
    </style:style>
    <style:style style:name="P2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cf55b" style:font-style-asian="italic" style:font-style-complex="italic"/>
    </style:style>
    <style:style style:name="P3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9d3bb" officeooo:paragraph-rsid="0007a99c" style:font-style-asian="italic" style:font-style-complex="italic"/>
    </style:style>
    <style:style style:name="P4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960ee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960ee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fd430" style:font-style-asian="italic" style:font-style-complex="italic"/>
    </style:style>
    <style:style style:name="P7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c8aa0" officeooo:paragraph-rsid="000960ee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c8aa0" officeooo:paragraph-rsid="000960ee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Book Antiqua" fo:font-style="italic" officeooo:rsid="0007a99c" officeooo:paragraph-rsid="0007a99c" style:font-style-asian="italic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style:page-number="auto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2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960ee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center" style:justify-single-word="false" fo:text-indent="0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13b9d7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8" style:family="paragraph" style:parent-style-name="Text_20_body">
      <style:text-properties style:font-name="Book Antiqua" fo:font-style="italic" style:font-style-asian="italic" style:font-style-complex="italic"/>
    </style:style>
    <style:style style:name="P19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rsid="00109cfa" officeooo:paragraph-rsid="001173f0" style:font-style-asian="italic" style:font-style-complex="italic"/>
    </style:style>
    <style:style style:name="P20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rsid="00109cfa" officeooo:paragraph-rsid="0016e225" style:font-style-asian="italic" style:font-style-complex="italic"/>
    </style:style>
    <style:style style:name="P21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start" style:justify-single-word="false" fo:text-indent="0.0201in" style:auto-text-indent="false" fo:background-color="transparent"/>
      <style:text-properties style:font-name="Book Antiqua" fo:font-style="italic" officeooo:rsid="00109cfa" officeooo:paragraph-rsid="001173f0" style:font-style-asian="italic" style:font-style-complex="italic"/>
    </style:style>
    <style:style style:name="P22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paragraph-rsid="00109cfa" style:font-style-asian="italic" style:font-style-complex="italic"/>
    </style:style>
    <style:style style:name="P23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paragraph-rsid="0016e225" style:font-style-asian="italic" style:font-style-complex="italic"/>
    </style:style>
    <style:style style:name="P24" style:family="paragraph" style:parent-style-name="Standard">
      <style:text-properties officeooo:rsid="0007a99c" officeooo:paragraph-rsid="0007a99c"/>
    </style:style>
    <style:style style:name="P25" style:family="paragraph" style:parent-style-name="Standard">
      <style:text-properties fo:font-size="20pt" officeooo:rsid="0007a99c" officeooo:paragraph-rsid="0007a99c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07a99c" officeooo:paragraph-rsid="0007a99c" style:font-size-asian="20pt" style:font-weight-asian="bold" style:font-size-complex="20pt" style:font-weight-complex="bold"/>
    </style:style>
    <style:style style:name="P27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start" style:justify-single-word="false" fo:text-indent="0in" style:auto-text-indent="false" fo:background-color="transparent"/>
      <style:text-properties officeooo:paragraph-rsid="000fd430"/>
    </style:style>
    <style:style style:name="P28" style:family="paragraph" style:parent-style-name="Text_20_body">
      <style:text-properties officeooo:rsid="000960ee" officeooo:paragraph-rsid="000960ee"/>
    </style:style>
    <style:style style:name="P29" style:family="paragraph" style:parent-style-name="Text_20_body">
      <style:text-properties officeooo:rsid="000960ee" officeooo:paragraph-rsid="00131919"/>
    </style:style>
    <style:style style:name="P30" style:family="paragraph" style:parent-style-name="Text_20_body">
      <style:text-properties officeooo:rsid="000960ee" officeooo:paragraph-rsid="00157624"/>
    </style:style>
    <style:style style:name="P31" style:family="paragraph" style:parent-style-name="Text_20_body">
      <style:text-properties officeooo:rsid="00109cfa" officeooo:paragraph-rsid="00109cfa"/>
    </style:style>
    <style:style style:name="P32" style:family="paragraph" style:parent-style-name="Text_20_body">
      <style:text-properties officeooo:rsid="00131919" officeooo:paragraph-rsid="00131919"/>
    </style:style>
    <style:style style:name="P33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paragraph-rsid="00109cfa" style:font-style-asian="italic" style:font-style-complex="italic"/>
    </style:style>
    <style:style style:name="P34" style:family="paragraph" style:parent-style-name="Text_20_body" style:master-page-name="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style:page-number="auto" fo:background-color="transparent"/>
      <style:text-properties style:font-name="Book Antiqua" fo:font-style="italic" officeooo:rsid="00109cfa" officeooo:paragraph-rsid="00175f71" style:font-style-asian="italic" style:font-style-complex="italic"/>
    </style:style>
    <style:style style:name="P35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rsid="00109cfa" officeooo:paragraph-rsid="00175f71" style:font-style-asian="italic" style:font-style-complex="italic"/>
    </style:style>
    <style:style style:name="P36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rsid="00109cfa" officeooo:paragraph-rsid="00188575" style:font-style-asian="italic" style:font-style-complex="italic"/>
    </style:style>
    <style:style style:name="T1" style:family="text">
      <style:text-properties officeooo:rsid="0007a99c"/>
    </style:style>
    <style:style style:name="T2" style:family="text">
      <style:text-properties officeooo:rsid="00159054"/>
    </style:style>
    <style:style style:name="T3" style:family="text">
      <style:text-properties officeooo:rsid="0019d3bb"/>
    </style:style>
    <style:style style:name="T4" style:family="text">
      <style:text-properties officeooo:rsid="001bac4a"/>
    </style:style>
    <style:style style:name="T5" style:family="text">
      <style:text-properties officeooo:rsid="001c8aa0"/>
    </style:style>
    <style:style style:name="T6" style:family="text">
      <style:text-properties officeooo:rsid="000cf55b"/>
    </style:style>
    <style:style style:name="T7" style:family="text">
      <style:text-properties style:font-name="Book Antiqua" fo:font-style="italic" officeooo:rsid="0007a99c" style:font-style-asian="italic" style:font-style-complex="italic"/>
    </style:style>
    <style:style style:name="T8" style:family="text">
      <style:text-properties style:font-name="Book Antiqua" fo:font-style="italic" officeooo:rsid="001bac4a" style:font-style-asian="italic" style:font-style-complex="italic"/>
    </style:style>
    <style:style style:name="T9" style:family="text">
      <style:text-properties style:font-name="Book Antiqua" fo:font-style="italic" officeooo:rsid="000960ee" style:font-style-asian="italic" style:font-style-complex="italic"/>
    </style:style>
    <style:style style:name="T10" style:family="text">
      <style:text-properties style:font-name="Book Antiqua" fo:font-style="italic" officeooo:rsid="000fd430" style:font-style-asian="italic" style:font-style-complex="italic"/>
    </style:style>
    <style:style style:name="T11" style:family="text">
      <style:text-properties officeooo:rsid="000fd430"/>
    </style:style>
    <style:style style:name="T12" style:family="text">
      <style:text-properties officeooo:rsid="00107573"/>
    </style:style>
    <style:style style:name="T13" style:family="text">
      <style:text-properties officeooo:rsid="00109cfa"/>
    </style:style>
    <style:style style:name="T14" style:family="text">
      <style:text-properties officeooo:rsid="001173f0"/>
    </style:style>
    <style:style style:name="T15" style:family="text">
      <style:text-properties officeooo:rsid="00131919"/>
    </style:style>
    <style:style style:name="T16" style:family="text">
      <style:text-properties officeooo:rsid="0013b9d7"/>
    </style:style>
    <style:style style:name="T17" style:family="text">
      <style:text-properties officeooo:rsid="0014e7ce"/>
    </style:style>
    <style:style style:name="T18" style:family="text">
      <style:text-properties officeooo:rsid="0016e225"/>
    </style:style>
    <style:style style:name="T19" style:family="text">
      <style:text-properties officeooo:rsid="00175f71"/>
    </style:style>
    <style:style style:name="T20" style:family="text">
      <style:text-properties officeooo:rsid="00188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pitulo 9</text:p>
      <text:p text:style-name="P25"/>
      <text:p text:style-name="P26">ADN, la memoria de la vida.</text:p>
      <text:p text:style-name="P24"/>
      <text:p text:style-name="P24"/>
      <text:p text:style-name="Horizontal_20_Line"/>
      <text:p text:style-name="P10"/>
      <text:p text:style-name="P11">"<text:span text:style-name="T2">En los cimientos más </text:span><text:span text:style-name="T18">profundos</text:span><text:span text:style-name="T2"> de toda criatura</text:span><text:span text:style-name="T3"> </text:span><text:span text:style-name="T2">reposa un libro antiguo</text:span><text:span text:style-name="T3">.</text:span></text:p>
      <text:p text:style-name="P11"/>
      <text:p text:style-name="P1">Un código sellado en silencio<text:span text:style-name="T3">. </text:span></text:p>
      <text:p text:style-name="P3">Símbolos mudos que dan forma a la materia, para crear el ser.</text:p>
      <text:p text:style-name="P1"/>
      <text:p text:style-name="P1">Como si una inteligencia invisible hubiese depositado allí el recuerdo de lo que cada ser debía ser<text:span text:style-name="T3">.</text:span></text:p>
      <text:p text:style-name="P2"><text:span text:style-name="T3">C</text:span>ada individuo se edifica sobre este texto oculto, </text:p>
      <text:p text:style-name="P2">cumpliendo una voluntad que no conoce<text:span text:style-name="T3">,</text:span> <text:span text:style-name="T3">y</text:span> <text:span text:style-name="T1">que </text:span>lo guía desde dentro.</text:p>
      <text:p text:style-name="P2"/>
      <text:p text:style-name="P3"><text:span text:style-name="T4">Es </text:span><text:span text:style-name="T5">l</text:span>a palabra del creador. </text:p>
      <text:p text:style-name="P3"><text:span text:style-name="T17">Son l</text:span>as escrituras sagradas.</text:p>
      <text:p text:style-name="P13"><text:span text:style-name="T3">Un conjuro que despierta un espiritu</text:span><text:span text:style-name="T6">,</text:span><text:span text:style-name="T3"> </text:span></text:p>
      <text:p text:style-name="P17"><text:span text:style-name="T12"><text:tab/><text:tab/><text:tab/><text:tab/><text:tab/><text:tab/><text:tab/><text:tab/><text:tab/><text:tab/></text:span><text:span text:style-name="T3">eterno.</text:span>"</text:p>
      <text:p text:style-name="P9"/>
      <text:p text:style-name="Horizontal_20_Line"/>
      <text:p text:style-name="Text_20_body"/>
      <text:p text:style-name="P31">Seccion 1:</text:p>
      <text:p text:style-name="P30">(contenido tecnico)</text:p>
      <text:p text:style-name="P30"/>
      <text:p text:style-name="P30"/>
      <text:p text:style-name="Horizontal_20_Line"/>
      <text:p text:style-name="P34">"<text:span text:style-name="T19">El plano maestro de u</text:span>na arquitectura sagrada, </text:p>
      <text:p text:style-name="P36"><text:span text:style-name="T19">un arquetipo</text:span><text:span text:style-name="T20"> sublime</text:span></text:p>
      <text:p text:style-name="P36"><text:span text:style-name="T19"><text:s/></text:span>c<text:span text:style-name="T19">onstruido por el tiempo y el silencio.</text:span></text:p>
      <text:p text:style-name="P35"/>
      <text:p text:style-name="P35"><text:span text:style-name="T19">Es l</text:span><text:span text:style-name="T18">a memoria de la vida.</text:span></text:p>
      <text:p text:style-name="P20"><text:span text:style-name="T19">El</text:span> lugar adonde la vida recuerda aquello que nosotros hemos olvidado.</text:p>
      <text:p text:style-name="P23"><text:span text:style-name="T18">Adonde se encuentran l</text:span>as respuestas</text:p>
      <text:p text:style-name="P23"><text:soft-page-break/><text:s/>a todas las preguntas que aún no sabemos formular.</text:p>
      <text:p text:style-name="P22">El sentido, el propósito.</text:p>
      <text:p text:style-name="P22"/>
      <text:p text:style-name="P19"><text:span text:style-name="T18">Y e</text:span>n donde ha sido registrado, en detalle, </text:p>
      <text:p text:style-name="P21"><text:span text:style-name="T14"><text:tab/><text:tab/><text:tab/><text:tab/><text:tab/><text:tab/><text:tab/><text:tab/><text:tab/></text:span>el misterio de la creacion."</text:p>
      <text:p text:style-name="Horizontal_20_Line"/>
      <text:p text:style-name="P28"/>
      <text:p text:style-name="P32">Seccion 2:</text:p>
      <text:p text:style-name="P30">(contenido tecnico)</text:p>
      <text:p text:style-name="P30"/>
      <text:p text:style-name="P32"/>
      <text:p text:style-name="Horizontal_20_Line"/>
      <text:p text:style-name="P32">""</text:p>
      <text:p text:style-name="Horizontal_20_Line"/>
      <text:p text:style-name="P29"><text:s/></text:p>
      <text:p text:style-name="P29"/>
      <text:p text:style-name="P29">(contenido tecnico)</text:p>
      <text:p text:style-name="P28"/>
      <text:p text:style-name="P31">Seccion <text:span text:style-name="T15">3</text:span>:</text:p>
      <text:p text:style-name="P31"/>
      <text:p text:style-name="P31"/>
      <text:p text:style-name="P31"/>
      <text:p text:style-name="P28"/>
      <text:p text:style-name="P28"/>
      <text:p text:style-name="P28"/>
      <text:p text:style-name="P28"/>
      <text:p text:style-name="P28"/>
      <text:p text:style-name="Horizontal_20_Line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Horizontal_20_Line"/>
      <text:p text:style-name="P14"/>
      <text:p text:style-name="P14"/>
      <text:p text:style-name="P27"><text:span text:style-name="T10"><text:tab/><text:tab/><text:tab/></text:span><text:span text:style-name="T7">"</text:span><text:span text:style-name="T8">Y fue asi</text:span><text:span text:style-name="T9"> </text:span><text:span text:style-name="T8">como</text:span><text:span text:style-name="T9"> </text:span></text:p>
      <text:p text:style-name="P6">con simbolos indescifrables, </text:p>
      <text:p text:style-name="P5">con palabras impronunciables, </text:p>
      <text:p text:style-name="P8">con la magia de un conocimiento imposible, </text:p>
      <text:p text:style-name="P5">la inteligencia creadora arranco de la materia inerte al ser.</text:p>
      <text:p text:style-name="P12"/>
      <text:p text:style-name="P4">Creando algo que ya no es materia, ni <text:span text:style-name="T17">es </text:span>energia.</text:p>
      <text:p text:style-name="P4">Algo que no pertenece al dominio de lo fisico.</text:p>
      <text:p text:style-name="P7">Inteligencia.</text:p>
      <text:p text:style-name="P4"/>
      <text:p text:style-name="P15"><text:span text:style-name="T5">U</text:span><text:span text:style-name="T4">n espiritu </text:span></text:p>
      <text:p text:style-name="P15"><text:span text:style-name="T4">destinad</text:span><text:span text:style-name="T16">o</text:span><text:span text:style-name="T4"> a explorar el universo infinito, </text:span></text:p>
      <text:p text:style-name="P16"><text:span text:style-name="T11"><text:tab/><text:tab/><text:tab/><text:tab/><text:tab/><text:tab/><text:tab/><text:tab/><text:tab/></text:span><text:span text:style-name="T4">por toda la eternidad.</text:span>"</text:p>
      <text:p text:style-name="P18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1T10:48:27.619000000</meta:creation-date>
    <dc:date>2025-08-03T10:07:03.844000000</dc:date>
    <meta:editing-duration>PT1H16M30S</meta:editing-duration>
    <meta:editing-cycles>16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1" meta:word-count="227" meta:character-count="1389" meta:non-whitespace-character-count="1156"/>
  </office:meta>
</office:document-meta>
</file>